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Objenesis.SpringObjenes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bjenesis.newInstance( Class &lt; T &gt; clazz , boolean use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Objenesis.SpringObjenesis( InstantiatorStrategy strateg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ingObjenesis.newInstance(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Objenesis.newInstantiatorOf( Class &lt; T &gt; clazz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pringObjenesis.getInstantiatorOf( Class &lt; T &gt;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ringObjenesis.isWorthTry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